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23cm"/>
    </style:style>
    <style:style style:name="co2" style:family="table-column">
      <style:table-column-properties fo:break-before="auto" style:column-width="4.029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6.35cm"/>
    </style:style>
    <style:style style:name="co6" style:family="table-column">
      <style:table-column-properties fo:break-before="auto" style:column-width="6.535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</office:automatic-styles>
  <office:body>
    <office:spreadsheet>
      <table:calculation-settings table:case-sensitive="false" table:search-criteria-must-apply-to-whole-cell="false"/>
      <table:table table:name="ToD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calcext:value-type="string">
            <text:p>перевірити на унікальність категорій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зробити реєстрацію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зробити апі для добавлення доходів та витрат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налаштувати MySQL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pi" table:style-name="ta1">
        <table:table-column table:style-name="co5" table:number-columns-repeated="2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2" office:value-type="string" calcext:value-type="string">
            <text:p>/api/categories/expenditureCategory</text:p>
          </table:table-cell>
          <table:table-cell table:style-name="ce2" office:value-type="string" calcext:value-type="string">
            <text:p>get</text:p>
          </table:table-cell>
          <table:table-cell office:value-type="string" calcext:value-type="string">
            <text:p>отримати всі категорії витрат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/api/categories/expenditureCategory</text:p>
          </table:table-cell>
          <table:table-cell table:style-name="ce2" office:value-type="string" calcext:value-type="string">
            <text:p>post</text:p>
          </table:table-cell>
          <table:table-cell office:value-type="string" calcext:value-type="string">
            <text:p>додати нову категорію витрат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/api/categories/revenueCategory</text:p>
          </table:table-cell>
          <table:table-cell table:style-name="ce2" office:value-type="string" calcext:value-type="string">
            <text:p>get</text:p>
          </table:table-cell>
          <table:table-cell office:value-type="string" calcext:value-type="string">
            <text:p>отримати всі категорії доходів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/api/categories/revenueCategory</text:p>
          </table:table-cell>
          <table:table-cell table:style-name="ce2" office:value-type="string" calcext:value-type="string">
            <text:p>post</text:p>
          </table:table-cell>
          <table:table-cell office:value-type="string" calcext:value-type="string">
            <text:p>додати нову категорію доходів</text:p>
          </table:table-cell>
          <table:table-cell table:number-columns-repeated="16381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.00.0000</text:date>, <text:time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>Alyona</meta:initial-creator>
    <meta:creation-date>2023-09-09T19:19:42Z</meta:creation-date>
    <dc:date>2023-09-16T17:17:30.635000000</dc:date>
    <meta:editing-cycles>5</meta:editing-cycles>
    <meta:editing-duration>PT31M32S</meta:editing-duration>
    <meta:document-statistic meta:table-count="2" meta:cell-count="16" meta:object-count="0"/>
  </office:meta>
</office:document-meta>
</file>